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Exos">
      <style:paragraph-properties fo:margin-left="0cm" fo:margin-right="0cm" fo:text-indent="0cm" style:auto-text-indent="false"/>
    </style:style>
    <style:style style:name="P7" style:family="paragraph" style:parent-style-name="Standard" style:list-style-name="Exos">
      <style:paragraph-properties fo:margin-left="0cm" fo:margin-right="0cm" fo:text-indent="0cm" style:auto-text-indent="false"/>
      <style:text-properties officeooo:paragraph-rsid="0018afff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8afff"/>
    </style:style>
    <style:style style:name="P9" style:family="paragraph" style:parent-style-name="Standard" style:list-style-name="Exos">
      <style:paragraph-properties fo:margin-left="0cm" fo:margin-right="0cm" fo:text-indent="0cm" style:auto-text-indent="false" fo:break-before="column"/>
      <style:text-properties officeooo:paragraph-rsid="00183c6a"/>
    </style:style>
    <style:style style:name="P10" style:family="paragraph" style:parent-style-name="Heading_20_1" style:master-page-name="Standard">
      <style:paragraph-properties style:page-number="auto" style:shadow="none">
        <style:tab-stops>
          <style:tab-stop style:position="18.999cm" style:type="right"/>
        </style:tab-stops>
      </style:paragraph-properties>
      <style:text-properties fo:language="fr" fo:country="FR"/>
    </style:style>
    <style:style style:name="P11" style:family="paragraph">
      <loext:graphic-properties draw:fill="solid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officeooo:rsid="00153491" style:font-style-asian="normal" style:font-style-complex="normal"/>
    </style:style>
    <style:style style:name="T2" style:family="text">
      <style:text-properties officeooo:rsid="00153491"/>
    </style:style>
    <style:style style:name="T3" style:family="text">
      <style:text-properties officeooo:rsid="00171f6c"/>
    </style:style>
    <style:style style:name="T4" style:family="text">
      <style:text-properties officeooo:rsid="00183c6a"/>
    </style:style>
    <style:style style:name="T5" style:family="text"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55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156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57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58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59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60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61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62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63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64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65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66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67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168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169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170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171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172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173" svg:stroke-width="0.039cm" svg:stroke-color="#000000" draw:marker-start="" draw:marker-start-width="0.199cm" draw:marker-start-center="false" draw:marker-end="Arrow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174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175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176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177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178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179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180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181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182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183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184" svg:stroke-width="0.039cm" svg:stroke-color="#000000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185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186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187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188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189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190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191" svg:stroke-width="0.019cm" svg:stroke-color="#333333" draw:marker-start="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192" svg:stroke-width="0.039cm" svg:stroke-color="#000000" draw:marker-start="Arrow" draw:marker-start-width="0.199cm" draw:marker-start-center="false" draw:marker-end="" draw:marker-end-width="0.199cm" draw:marker-end-center="false" draw:stroke-linejoin="round" draw:fill="solid" draw:fill-color="#cfe7e5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193" svg:stroke-width="0.049cm" svg:stroke-color="#000000" draw:marker-start="" draw:marker-start-width="0.25cm" draw:marker-start-center="false" draw:marker-end="" draw:marker-end-width="0.25cm" draw:marker-end-center="false" draw:stroke-linejoin="round" draw:fill="solid" draw:fill-color="#cfe7e5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372cm" fo:min-width="1.3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372cm" fo:min-width="0.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372cm" fo:min-width="0.1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372cm" fo:min-width="0.3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372cm" fo:min-width="0.4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blèmes concrets<text:tab/>9.1</text:h>
      <text:p text:style-name="Standard"/>
      <text:p text:style-name="Standard"/>
      <text:p text:style-name="P5"><text:span text:style-name="T2">A</text:span> faire <text:span text:style-name="T1">sans</text:span> calculatrice !</text:p>
      <text:p text:style-name="P2"/>
      <text:p text:style-name="P2"/>
      <text:section text:style-name="Sect1" text:name="Section1">
        <text:list xml:id="list3752423233" text:style-name="Exos">
          <text:list-item>
            <text:p text:style-name="P6">Le graphique ci-dessous représente le prix du gazole en fonction du nombre de litres dans une station service.</text:p>
            <text:list>
              <text:list-item>
                <text:p text:style-name="P6">D'après ce graphique, y a-t-il proportionnalité entre le prix et le nombre de litres ?</text:p>
              </text:list-item>
              <text:list-item>
                <text:p text:style-name="P6">Déterminer graphiquement le prix au litre du gazole</text:p>
              </text:list-item>
              <text:list-item>
                <text:p text:style-name="P6">Déterminer graphiquement combien on peut obtenir de litres de gazole pour 75 €.</text:p>
              </text:list-item>
            </text:list>
          </text:list-item>
        </text:list>
        <text:p text:style-name="P3"><draw:g text:anchor-type="as-char" draw:z-index="0" draw:style-name="gr1"><draw:line draw:style-name="gr2" draw:text-style-name="P11" svg:x1="0.814cm" svg:y1="9.338cm" svg:x2="0.814cm" svg:y2="9.4cm"><text:p/></draw:line><draw:line draw:style-name="gr3" draw:text-style-name="P11" svg:x1="1.571cm" svg:y1="9.338cm" svg:x2="1.571cm" svg:y2="9.4cm"><text:p/></draw:line><draw:line draw:style-name="gr4" draw:text-style-name="P11" svg:x1="2.327cm" svg:y1="9.338cm" svg:x2="2.327cm" svg:y2="9.4cm"><text:p/></draw:line><draw:line draw:style-name="gr5" draw:text-style-name="P11" svg:x1="3.083cm" svg:y1="9.338cm" svg:x2="3.083cm" svg:y2="9.4cm"><text:p/></draw:line><draw:line draw:style-name="gr6" draw:text-style-name="P11" svg:x1="3.839cm" svg:y1="9.338cm" svg:x2="3.839cm" svg:y2="9.4cm"><text:p/></draw:line><draw:line draw:style-name="gr7" draw:text-style-name="P11" svg:x1="4.595cm" svg:y1="9.338cm" svg:x2="4.595cm" svg:y2="9.4cm"><text:p/></draw:line><draw:line draw:style-name="gr8" draw:text-style-name="P11" svg:x1="5.351cm" svg:y1="9.338cm" svg:x2="5.351cm" svg:y2="9.4cm"><text:p/></draw:line><draw:line draw:style-name="gr9" draw:text-style-name="P11" svg:x1="6.107cm" svg:y1="9.338cm" svg:x2="6.107cm" svg:y2="9.4cm"><text:p/></draw:line><draw:line draw:style-name="gr10" draw:text-style-name="P11" svg:x1="0.799cm" svg:y1="0.933cm" svg:x2="6.102cm" svg:y2="0.933cm"><text:p/></draw:line><draw:line draw:style-name="gr11" draw:text-style-name="P11" svg:x1="0.799cm" svg:y1="1.774cm" svg:x2="6.102cm" svg:y2="1.774cm"><text:p/></draw:line><draw:line draw:style-name="gr12" draw:text-style-name="P11" svg:x1="0.799cm" svg:y1="2.614cm" svg:x2="6.102cm" svg:y2="2.614cm"><text:p/></draw:line><draw:line draw:style-name="gr13" draw:text-style-name="P11" svg:x1="0.799cm" svg:y1="3.455cm" svg:x2="6.102cm" svg:y2="3.455cm"><text:p/></draw:line><draw:line draw:style-name="gr14" draw:text-style-name="P11" svg:x1="0.799cm" svg:y1="4.295cm" svg:x2="6.102cm" svg:y2="4.295cm"><text:p/></draw:line><draw:line draw:style-name="gr15" draw:text-style-name="P11" svg:x1="0.799cm" svg:y1="5.136cm" svg:x2="6.102cm" svg:y2="5.136cm"><text:p/></draw:line><draw:line draw:style-name="gr16" draw:text-style-name="P11" svg:x1="0.799cm" svg:y1="5.976cm" svg:x2="6.102cm" svg:y2="5.976cm"><text:p/></draw:line><draw:line draw:style-name="gr17" draw:text-style-name="P11" svg:x1="0.799cm" svg:y1="6.817cm" svg:x2="6.102cm" svg:y2="6.817cm"><text:p/></draw:line><draw:line draw:style-name="gr18" draw:text-style-name="P11" svg:x1="0.799cm" svg:y1="7.657cm" svg:x2="6.102cm" svg:y2="7.657cm"><text:p/></draw:line><draw:line draw:style-name="gr19" draw:text-style-name="P11" svg:x1="0.799cm" svg:y1="8.498cm" svg:x2="6.102cm" svg:y2="8.498cm"><text:p/></draw:line><draw:line draw:style-name="gr20" draw:text-style-name="P11" svg:x1="0.799cm" svg:y1="9.338cm" svg:x2="6.54cm" svg:y2="9.338cm"><text:p/></draw:line><draw:line draw:style-name="gr21" draw:text-style-name="P11" svg:x1="0.759cm" svg:y1="9.338cm" svg:x2="0.814cm" svg:y2="9.338cm"><text:p/></draw:line><draw:line draw:style-name="gr22" draw:text-style-name="P11" svg:x1="0.759cm" svg:y1="8.498cm" svg:x2="0.814cm" svg:y2="8.498cm"><text:p/></draw:line><draw:line draw:style-name="gr23" draw:text-style-name="P11" svg:x1="0.759cm" svg:y1="7.657cm" svg:x2="0.814cm" svg:y2="7.657cm"><text:p/></draw:line><draw:line draw:style-name="gr24" draw:text-style-name="P11" svg:x1="0.759cm" svg:y1="6.817cm" svg:x2="0.814cm" svg:y2="6.817cm"><text:p/></draw:line><draw:line draw:style-name="gr25" draw:text-style-name="P11" svg:x1="0.759cm" svg:y1="5.976cm" svg:x2="0.814cm" svg:y2="5.976cm"><text:p/></draw:line><draw:line draw:style-name="gr26" draw:text-style-name="P11" svg:x1="0.759cm" svg:y1="5.136cm" svg:x2="0.814cm" svg:y2="5.136cm"><text:p/></draw:line><draw:line draw:style-name="gr27" draw:text-style-name="P11" svg:x1="0.759cm" svg:y1="4.295cm" svg:x2="0.814cm" svg:y2="4.295cm"><text:p/></draw:line><draw:line draw:style-name="gr28" draw:text-style-name="P11" svg:x1="0.759cm" svg:y1="3.455cm" svg:x2="0.814cm" svg:y2="3.455cm"><text:p/></draw:line><draw:line draw:style-name="gr29" draw:text-style-name="P11" svg:x1="0.759cm" svg:y1="2.614cm" svg:x2="0.814cm" svg:y2="2.614cm"><text:p/></draw:line><draw:line draw:style-name="gr30" draw:text-style-name="P11" svg:x1="0.759cm" svg:y1="1.774cm" svg:x2="0.814cm" svg:y2="1.774cm"><text:p/></draw:line><draw:line draw:style-name="gr31" draw:text-style-name="P11" svg:x1="0.759cm" svg:y1="0.933cm" svg:x2="0.814cm" svg:y2="0.933cm"><text:p/></draw:line><draw:line draw:style-name="gr32" draw:text-style-name="P11" svg:x1="1.571cm" svg:y1="0.915cm" svg:x2="1.571cm" svg:y2="9.392cm"><text:p/></draw:line><draw:line draw:style-name="gr33" draw:text-style-name="P11" svg:x1="2.327cm" svg:y1="0.915cm" svg:x2="2.327cm" svg:y2="9.392cm"><text:p/></draw:line><draw:line draw:style-name="gr34" draw:text-style-name="P11" svg:x1="3.083cm" svg:y1="0.915cm" svg:x2="3.083cm" svg:y2="9.392cm"><text:p/></draw:line><draw:line draw:style-name="gr35" draw:text-style-name="P11" svg:x1="3.839cm" svg:y1="0.915cm" svg:x2="3.839cm" svg:y2="9.392cm"><text:p/></draw:line><draw:line draw:style-name="gr36" draw:text-style-name="P11" svg:x1="4.595cm" svg:y1="0.915cm" svg:x2="4.595cm" svg:y2="9.392cm"><text:p/></draw:line><draw:line draw:style-name="gr37" draw:text-style-name="P11" svg:x1="5.351cm" svg:y1="0.915cm" svg:x2="5.351cm" svg:y2="9.392cm"><text:p/></draw:line><draw:line draw:style-name="gr38" draw:text-style-name="P11" svg:x1="6.107cm" svg:y1="0.915cm" svg:x2="6.107cm" svg:y2="9.392cm"><text:p/></draw:line><draw:line draw:style-name="gr39" draw:text-style-name="P11" svg:x1="0.814cm" svg:y1="0.483cm" svg:x2="0.814cm" svg:y2="9.395cm"><text:p/></draw:line><draw:line draw:style-name="gr40" draw:text-style-name="P11" svg:x1="0.798cm" svg:y1="9.366cm" svg:x2="6.106cm" svg:y2="1.964cm"><text:p/></draw:line><draw:frame draw:style-name="gr41" draw:text-style-name="P13" svg:width="1.881cm" svg:height="0.623cm" svg:x="5.47cm" svg:y="8.782cm"><draw:text-box><text:p text:style-name="P12"><text:span text:style-name="T5">Volume (L)</text:span></text:p></draw:text-box></draw:frame><draw:frame draw:style-name="gr42" draw:text-style-name="P13" svg:width="1.431cm" svg:height="0.623cm" svg:x="0.256cm" svg:y="0cm"><draw:text-box><text:p text:style-name="P12"><text:span text:style-name="T5">Prix (€)</text:span></text:p></draw:text-box></draw:frame><draw:frame draw:style-name="gr43" draw:text-style-name="P14" svg:width="0.664cm" svg:height="0.623cm" svg:x="0.28cm" svg:y="9.287cm"><draw:text-box><text:p text:style-name="P12"><text:span text:style-name="T6">0</text:span></text:p></draw:text-box></draw:frame><draw:frame draw:style-name="gr44" draw:text-style-name="P14" svg:width="0.823cm" svg:height="0.623cm" svg:x="0.081cm" svg:y="4.854cm"><draw:text-box><text:p text:style-name="P12"><text:span text:style-name="T6">50</text:span></text:p></draw:text-box></draw:frame><draw:frame draw:style-name="gr44" draw:text-style-name="P14" svg:width="0.823cm" svg:height="0.623cm" svg:x="0.081cm" svg:y="5.643cm"><draw:text-box><text:p text:style-name="P12"><text:span text:style-name="T6">40</text:span></text:p></draw:text-box></draw:frame><draw:frame draw:style-name="gr44" draw:text-style-name="P14" svg:width="0.823cm" svg:height="0.623cm" svg:x="0.081cm" svg:y="6.523cm"><draw:text-box><text:p text:style-name="P12"><text:span text:style-name="T6">30</text:span></text:p></draw:text-box></draw:frame><draw:frame draw:style-name="gr44" draw:text-style-name="P14" svg:width="0.823cm" svg:height="0.623cm" svg:x="0.081cm" svg:y="7.389cm"><draw:text-box><text:p text:style-name="P12"><text:span text:style-name="T6">20</text:span></text:p></draw:text-box></draw:frame><draw:frame draw:style-name="gr44" draw:text-style-name="P14" svg:width="0.823cm" svg:height="0.623cm" svg:x="0.081cm" svg:y="8.207cm"><draw:text-box><text:p text:style-name="P12"><text:span text:style-name="T6">10</text:span></text:p></draw:text-box></draw:frame><draw:frame draw:style-name="gr44" draw:text-style-name="P14" svg:width="0.823cm" svg:height="0.623cm" svg:x="5.69cm" svg:y="9.338cm"><draw:text-box><text:p text:style-name="P12"><text:span text:style-name="T6">70</text:span></text:p></draw:text-box></draw:frame><draw:frame draw:style-name="gr44" draw:text-style-name="P14" svg:width="0.823cm" svg:height="0.623cm" svg:x="4.932cm" svg:y="9.338cm"><draw:text-box><text:p text:style-name="P12"><text:span text:style-name="T6">60</text:span></text:p></draw:text-box></draw:frame><draw:frame draw:style-name="gr44" draw:text-style-name="P14" svg:width="0.823cm" svg:height="0.623cm" svg:x="4.175cm" svg:y="9.338cm"><draw:text-box><text:p text:style-name="P12"><text:span text:style-name="T6">50</text:span></text:p></draw:text-box></draw:frame><draw:frame draw:style-name="gr44" draw:text-style-name="P14" svg:width="0.823cm" svg:height="0.623cm" svg:x="3.418cm" svg:y="9.338cm"><draw:text-box><text:p text:style-name="P12"><text:span text:style-name="T6">40</text:span></text:p></draw:text-box></draw:frame><draw:frame draw:style-name="gr44" draw:text-style-name="P14" svg:width="0.823cm" svg:height="0.623cm" svg:x="2.676cm" svg:y="9.338cm"><draw:text-box><text:p text:style-name="P12"><text:span text:style-name="T6">30</text:span></text:p></draw:text-box></draw:frame><draw:frame draw:style-name="gr44" draw:text-style-name="P14" svg:width="0.823cm" svg:height="0.623cm" svg:x="1.919cm" svg:y="9.338cm"><draw:text-box><text:p text:style-name="P12"><text:span text:style-name="T6">20</text:span></text:p></draw:text-box></draw:frame><draw:frame draw:style-name="gr44" draw:text-style-name="P14" svg:width="0.823cm" svg:height="0.623cm" svg:x="1.162cm" svg:y="9.338cm"><draw:text-box><text:p text:style-name="P12"><text:span text:style-name="T6">10</text:span></text:p></draw:text-box></draw:frame><draw:frame draw:style-name="gr44" draw:text-style-name="P14" svg:width="0.823cm" svg:height="0.623cm" svg:x="0.081cm" svg:y="1.517cm"><draw:text-box><text:p text:style-name="P12"><text:span text:style-name="T6">90</text:span></text:p></draw:text-box></draw:frame><draw:frame draw:style-name="gr44" draw:text-style-name="P14" svg:width="0.823cm" svg:height="0.623cm" svg:x="0.081cm" svg:y="2.305cm"><draw:text-box><text:p text:style-name="P12"><text:span text:style-name="T6">80</text:span></text:p></draw:text-box></draw:frame><draw:frame draw:style-name="gr44" draw:text-style-name="P14" svg:width="0.823cm" svg:height="0.623cm" svg:x="0.081cm" svg:y="3.171cm"><draw:text-box><text:p text:style-name="P12"><text:span text:style-name="T6">70</text:span></text:p></draw:text-box></draw:frame><draw:frame draw:style-name="gr44" draw:text-style-name="P14" svg:width="0.823cm" svg:height="0.623cm" svg:x="0.081cm" svg:y="4.008cm"><draw:text-box><text:p text:style-name="P12"><text:span text:style-name="T6">60</text:span></text:p></draw:text-box></draw:frame><draw:frame draw:style-name="gr45" draw:text-style-name="P14" svg:width="0.981cm" svg:height="0.623cm" svg:x="0cm" svg:y="0.669cm"><draw:text-box><text:p text:style-name="P12"><text:span text:style-name="T6">100</text:span></text:p></draw:text-box></draw:frame></draw:g></text:p>
        <text:p text:style-name="P4"/>
        <text:list xml:id="list120060450882719" text:continue-numbering="true" text:style-name="Exos">
          <text:list-item>
            <text:p text:style-name="P6">Pendant leurs vacances, Aristide, Basile et Candide ont loué ensemble un vélo. Aristide l'a utilisé 9 jours, Basile 12 jours et Candide les 3 derniers jours. Le prix total de la location est 88 €. Combien chacun doit-il payer ?</text:p>
          </text:list-item>
        </text:list>
        <text:p text:style-name="P1"/>
        <text:list xml:id="list120060343564351" text:continue-numbering="true" text:style-name="Exos">
          <text:list-item>
            <text:p text:style-name="P6">Trois enfants se réunissent pour le goûter. Le premier apporte 5 gâteaux, le second en apporte 4. Le troisième, n'ayant pas apporté de gâteau, donne 1,8€. Les gâteaux étant tous au même prix, comment répartir les 1,8 € entre les deux premiers enfants ?</text:p>
          </text:list-item>
        </text:list>
        <text:p text:style-name="Standard"/>
        <text:list xml:id="list120060981109462" text:continue-numbering="true" text:style-name="Exos">
          <text:list-item>
            <text:p text:style-name="P6">Une personne cueille <text:span text:style-name="T3">9</text:span> kg de cerises en 3 heures.<text:line-break/>Combien de minutes faudrait-il à 4 personnes pour cueillir <text:span text:style-name="T3">5</text:span> kg de cerises ?</text:p>
          </text:list-item>
          <text:list-item>
            <text:p text:style-name="P9">Une compagnie de voyages inter-galactiques propose les tarifs suivants :<text:line-break/>Navette Z2H6 : 90 000 km pour 45 €<text:line-break/>Navette SpeedSky : 10 000 km pour 6 €.</text:p>
            <text:list>
              <text:list-item>
                <text:p text:style-name="P6">Abuwan fait un voyage de 460 000 km en Z2H6. Quel est le prix de son billet ?</text:p>
              </text:list-item>
              <text:list-item>
                <text:p text:style-name="P6">Berdeckti paie 18 € un billet en SpeedSky. Quelle distance veut-il parcourir ?</text:p>
              </text:list-item>
              <text:list-item>
                <text:p text:style-name="P6">Cossandra paie 20 € un voyage de 40 000 km. Dans quelle type de navette voyage-t-elle ?</text:p>
              </text:list-item>
            </text:list>
          </text:list-item>
        </text:list>
        <text:p text:style-name="Standard"/>
        <text:list xml:id="list120059784539275" text:continue-numbering="true" text:style-name="Exos">
          <text:list-item>
            <text:p text:style-name="P6">Monsieur Durand souscrit à un contrat d'assurance auto pour un montant annuel de 600 €.</text:p>
            <text:list>
              <text:list-item>
                <text:p text:style-name="P6">Son employeur accorde chaque année une indemnité de 150 € à tous les employés qui utilisent leur véhicule dans le cadre professionnel. Sachant que c'est le cas de Monsieur Durand, cette indemnité représente quel pourcentage du prix annuel de l'assurance ?</text:p>
              </text:list-item>
              <text:list-item>
                <text:p text:style-name="P6">Comme Monsieur Durand n'a pas eu d'accidents depuis de nombreuses années, la compagnie d'assurances lui accorde un «bonus», c'est-à-dire une réduction de 35 % sur son assurance. Quel est le montant de cette réduction ?</text:p>
              </text:list-item>
              <text:list-item>
                <text:p text:style-name="P7">Quel est le montant restant à la charge de Monsieur Durand ?</text:p>
              </text:list-item>
            </text:list>
          </text:list-item>
        </text:list>
        <text:p text:style-name="P8"/>
        <text:list xml:id="list120059681832308" text:continue-numbering="true" text:style-name="Exos">
          <text:list-item>
            <text:p text:style-name="P7"><text:span text:style-name="T4">Une infirmière doit perfuser 1,5L de solution à un patient en 10h. A combien de gouttes par minute doit-elle régler la perfusion sachant que 1mL de cette solution correspond à 20 gouttes ?</text:span></text:p>
          </text:list-item>
        </text:list>
        <text:p text:style-name="Standard"/>
        <text:list xml:id="list120060755436956" text:continue-numbering="true" text:style-name="Exos">
          <text:list-item>
            <text:p text:style-name="P6">Dans un magasin, Gabrielle décide d'acheter une veste affichée 110 € et soldée 88 €.</text:p>
            <text:list>
              <text:list-item>
                <text:p text:style-name="P6">Calculer le montant de la remise en euros.</text:p>
              </text:list-item>
              <text:list-item>
                <text:p text:style-name="P6">Cette remise correspond à quel pourcentage du prix initial ?</text:p>
              </text:list-item>
            </text:list>
          </text:list-item>
        </text:list>
        <text:p text:style-name="P1"/>
        <text:list xml:id="list120060916773789" text:continue-numbering="true" text:style-name="Exos">
          <text:list-item>
            <text:p text:style-name="P6">Une famille place 2 450 € sur un compte d'épargne. Au bout d'un an, elle a 2 548 € sur ce compte.</text:p>
            <text:list>
              <text:list-item>
                <text:p text:style-name="P6">Calculer le montant des intérêts versés en euros.</text:p>
              </text:list-item>
              <text:list-item>
                <text:p text:style-name="P6">Calculer le montant des intérêts versés en pourcentage de la somme placée.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06cm" draw:dots2="1" draw:dots2-length="0.006cm" draw:distance="0.006cm"/>
    <draw:stroke-dash draw:name="Dashed_20__28_var_29__20_117" draw:display-name="Dashed (var) 117" draw:style="rect" draw:dots1="1" draw:dots1-length="0.006cm" draw:dots2="1" draw:dots2-length="0.006cm" draw:distance="0.006cm"/>
    <draw:stroke-dash draw:name="Dashed_20__28_var_29__20_118" draw:display-name="Dashed (var) 118" draw:style="rect" draw:dots1="1" draw:dots1-length="0.006cm" draw:dots2="1" draw:dots2-length="0.006cm" draw:distance="0.006cm"/>
    <draw:stroke-dash draw:name="Dashed_20__28_var_29__20_119" draw:display-name="Dashed (var) 119" draw:style="rect" draw:dots1="1" draw:dots1-length="0.006cm" draw:dots2="1" draw:dots2-length="0.006cm" draw:distance="0.006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6cm" draw:dots2="1" draw:dots2-length="0.006cm" draw:distance="0.006cm"/>
    <draw:stroke-dash draw:name="Dashed_20__28_var_29__20_121" draw:display-name="Dashed (var) 121" draw:style="rect" draw:dots1="1" draw:dots1-length="0.006cm" draw:dots2="1" draw:dots2-length="0.006cm" draw:distance="0.006cm"/>
    <draw:stroke-dash draw:name="Dashed_20__28_var_29__20_122" draw:display-name="Dashed (var) 122" draw:style="rect" draw:dots1="1" draw:dots1-length="0.006cm" draw:dots2="1" draw:dots2-length="0.006cm" draw:distance="0.006cm"/>
    <draw:stroke-dash draw:name="Dashed_20__28_var_29__20_123" draw:display-name="Dashed (var) 123" draw:style="rect" draw:dots1="1" draw:dots1-length="0.006cm" draw:dots2="1" draw:dots2-length="0.006cm" draw:distance="0.006cm"/>
    <draw:stroke-dash draw:name="Dashed_20__28_var_29__20_124" draw:display-name="Dashed (var) 124" draw:style="rect" draw:dots1="1" draw:dots1-length="0.006cm" draw:dots2="1" draw:dots2-length="0.006cm" draw:distance="0.006cm"/>
    <draw:stroke-dash draw:name="Dashed_20__28_var_29__20_125" draw:display-name="Dashed (var) 125" draw:style="rect" draw:dots1="1" draw:dots1-length="0.006cm" draw:dots2="1" draw:dots2-length="0.006cm" draw:distance="0.006cm"/>
    <draw:stroke-dash draw:name="Dashed_20__28_var_29__20_126" draw:display-name="Dashed (var) 126" draw:style="rect" draw:dots1="1" draw:dots1-length="0.006cm" draw:dots2="1" draw:dots2-length="0.006cm" draw:distance="0.006cm"/>
    <draw:stroke-dash draw:name="Dashed_20__28_var_29__20_127" draw:display-name="Dashed (var) 127" draw:style="rect" draw:dots1="1" draw:dots1-length="0.006cm" draw:dots2="1" draw:dots2-length="0.006cm" draw:distance="0.006cm"/>
    <draw:stroke-dash draw:name="Dashed_20__28_var_29__20_128" draw:display-name="Dashed (var) 128" draw:style="rect" draw:dots1="1" draw:dots1-length="0.006cm" draw:dots2="1" draw:dots2-length="0.006cm" draw:distance="0.006cm"/>
    <draw:stroke-dash draw:name="Dashed_20__28_var_29__20_129" draw:display-name="Dashed (var) 129" draw:style="rect" draw:dots1="1" draw:dots1-length="0.006cm" draw:dots2="1" draw:dots2-length="0.006cm" draw:distance="0.006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06cm" draw:dots2="1" draw:dots2-length="0.006cm" draw:distance="0.006cm"/>
    <draw:stroke-dash draw:name="Dashed_20__28_var_29__20_131" draw:display-name="Dashed (var) 131" draw:style="rect" draw:dots1="1" draw:dots1-length="0.006cm" draw:dots2="1" draw:dots2-length="0.006cm" draw:distance="0.006cm"/>
    <draw:stroke-dash draw:name="Dashed_20__28_var_29__20_132" draw:display-name="Dashed (var) 132" draw:style="rect" draw:dots1="1" draw:dots1-length="0.006cm" draw:dots2="1" draw:dots2-length="0.006cm" draw:distance="0.006cm"/>
    <draw:stroke-dash draw:name="Dashed_20__28_var_29__20_133" draw:display-name="Dashed (var) 133" draw:style="rect" draw:dots1="1" draw:dots1-length="0.006cm" draw:dots2="1" draw:dots2-length="0.006cm" draw:distance="0.006cm"/>
    <draw:stroke-dash draw:name="Dashed_20__28_var_29__20_134" draw:display-name="Dashed (var) 134" draw:style="rect" draw:dots1="1" draw:dots1-length="0.006cm" draw:dots2="1" draw:dots2-length="0.006cm" draw:distance="0.006cm"/>
    <draw:stroke-dash draw:name="Dashed_20__28_var_29__20_135" draw:display-name="Dashed (var) 135" draw:style="rect" draw:dots1="1" draw:dots1-length="0.006cm" draw:dots2="1" draw:dots2-length="0.006cm" draw:distance="0.006cm"/>
    <draw:stroke-dash draw:name="Dashed_20__28_var_29__20_136" draw:display-name="Dashed (var) 136" draw:style="rect" draw:dots1="1" draw:dots1-length="0.006cm" draw:dots2="1" draw:dots2-length="0.006cm" draw:distance="0.006cm"/>
    <draw:stroke-dash draw:name="Dashed_20__28_var_29__20_137" draw:display-name="Dashed (var) 137" draw:style="rect" draw:dots1="1" draw:dots1-length="0.006cm" draw:dots2="1" draw:dots2-length="0.006cm" draw:distance="0.006cm"/>
    <draw:stroke-dash draw:name="Dashed_20__28_var_29__20_138" draw:display-name="Dashed (var) 138" draw:style="rect" draw:dots1="1" draw:dots1-length="0.006cm" draw:dots2="1" draw:dots2-length="0.006cm" draw:distance="0.006cm"/>
    <draw:stroke-dash draw:name="Dashed_20__28_var_29__20_139" draw:display-name="Dashed (var) 139" draw:style="rect" draw:dots1="1" draw:dots1-length="0.006cm" draw:dots2="1" draw:dots2-length="0.006cm" draw:distance="0.006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06cm" draw:dots2="1" draw:dots2-length="0.006cm" draw:distance="0.006cm"/>
    <draw:stroke-dash draw:name="Dashed_20__28_var_29__20_141" draw:display-name="Dashed (var) 141" draw:style="rect" draw:dots1="1" draw:dots1-length="0.006cm" draw:dots2="1" draw:dots2-length="0.006cm" draw:distance="0.006cm"/>
    <draw:stroke-dash draw:name="Dashed_20__28_var_29__20_142" draw:display-name="Dashed (var) 142" draw:style="rect" draw:dots1="1" draw:dots1-length="0.006cm" draw:dots2="1" draw:dots2-length="0.006cm" draw:distance="0.006cm"/>
    <draw:stroke-dash draw:name="Dashed_20__28_var_29__20_143" draw:display-name="Dashed (var) 143" draw:style="rect" draw:dots1="1" draw:dots1-length="0.006cm" draw:dots2="1" draw:dots2-length="0.006cm" draw:distance="0.006cm"/>
    <draw:stroke-dash draw:name="Dashed_20__28_var_29__20_144" draw:display-name="Dashed (var) 144" draw:style="rect" draw:dots1="1" draw:dots1-length="0.006cm" draw:dots2="1" draw:dots2-length="0.006cm" draw:distance="0.006cm"/>
    <draw:stroke-dash draw:name="Dashed_20__28_var_29__20_145" draw:display-name="Dashed (var) 145" draw:style="rect" draw:dots1="1" draw:dots1-length="0.006cm" draw:dots2="1" draw:dots2-length="0.006cm" draw:distance="0.006cm"/>
    <draw:stroke-dash draw:name="Dashed_20__28_var_29__20_146" draw:display-name="Dashed (var) 146" draw:style="rect" draw:dots1="1" draw:dots1-length="0.006cm" draw:dots2="1" draw:dots2-length="0.006cm" draw:distance="0.006cm"/>
    <draw:stroke-dash draw:name="Dashed_20__28_var_29__20_147" draw:display-name="Dashed (var) 147" draw:style="rect" draw:dots1="1" draw:dots1-length="0.006cm" draw:dots2="1" draw:dots2-length="0.006cm" draw:distance="0.006cm"/>
    <draw:stroke-dash draw:name="Dashed_20__28_var_29__20_148" draw:display-name="Dashed (var) 148" draw:style="rect" draw:dots1="1" draw:dots1-length="0.006cm" draw:dots2="1" draw:dots2-length="0.006cm" draw:distance="0.006cm"/>
    <draw:stroke-dash draw:name="Dashed_20__28_var_29__20_149" draw:display-name="Dashed (var) 149" draw:style="rect" draw:dots1="1" draw:dots1-length="0.006cm" draw:dots2="1" draw:dots2-length="0.006cm" draw:distance="0.006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06cm" draw:dots2="1" draw:dots2-length="0.006cm" draw:distance="0.006cm"/>
    <draw:stroke-dash draw:name="Dashed_20__28_var_29__20_151" draw:display-name="Dashed (var) 151" draw:style="rect" draw:dots1="1" draw:dots1-length="0.006cm" draw:dots2="1" draw:dots2-length="0.006cm" draw:distance="0.006cm"/>
    <draw:stroke-dash draw:name="Dashed_20__28_var_29__20_152" draw:display-name="Dashed (var) 152" draw:style="rect" draw:dots1="1" draw:dots1-length="0.006cm" draw:dots2="1" draw:dots2-length="0.006cm" draw:distance="0.006cm"/>
    <draw:stroke-dash draw:name="Dashed_20__28_var_29__20_153" draw:display-name="Dashed (var) 153" draw:style="rect" draw:dots1="1" draw:dots1-length="0.006cm" draw:dots2="1" draw:dots2-length="0.006cm" draw:distance="0.006cm"/>
    <draw:stroke-dash draw:name="Dashed_20__28_var_29__20_154" draw:display-name="Dashed (var) 154" draw:style="rect" draw:dots1="1" draw:dots1-length="0.006cm" draw:dots2="1" draw:dots2-length="0.006cm" draw:distance="0.006cm"/>
    <draw:stroke-dash draw:name="Dashed_20__28_var_29__20_155" draw:display-name="Dashed (var) 155" draw:style="rect" draw:dots1="1" draw:dots1-length="0.003cm" draw:dots2="1" draw:dots2-length="0.003cm" draw:distance="0.003cm"/>
    <draw:stroke-dash draw:name="Dashed_20__28_var_29__20_156" draw:display-name="Dashed (var) 156" draw:style="rect" draw:dots1="1" draw:dots1-length="0.003cm" draw:dots2="1" draw:dots2-length="0.003cm" draw:distance="0.003cm"/>
    <draw:stroke-dash draw:name="Dashed_20__28_var_29__20_157" draw:display-name="Dashed (var) 157" draw:style="rect" draw:dots1="1" draw:dots1-length="0.003cm" draw:dots2="1" draw:dots2-length="0.003cm" draw:distance="0.003cm"/>
    <draw:stroke-dash draw:name="Dashed_20__28_var_29__20_158" draw:display-name="Dashed (var) 158" draw:style="rect" draw:dots1="1" draw:dots1-length="0.003cm" draw:dots2="1" draw:dots2-length="0.003cm" draw:distance="0.003cm"/>
    <draw:stroke-dash draw:name="Dashed_20__28_var_29__20_159" draw:display-name="Dashed (var) 159" draw:style="rect" draw:dots1="1" draw:dots1-length="0.003cm" draw:dots2="1" draw:dots2-length="0.003cm" draw:distance="0.003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3cm" draw:dots2="1" draw:dots2-length="0.003cm" draw:distance="0.003cm"/>
    <draw:stroke-dash draw:name="Dashed_20__28_var_29__20_161" draw:display-name="Dashed (var) 161" draw:style="rect" draw:dots1="1" draw:dots1-length="0.003cm" draw:dots2="1" draw:dots2-length="0.003cm" draw:distance="0.003cm"/>
    <draw:stroke-dash draw:name="Dashed_20__28_var_29__20_162" draw:display-name="Dashed (var) 162" draw:style="rect" draw:dots1="1" draw:dots1-length="0.003cm" draw:dots2="1" draw:dots2-length="0.003cm" draw:distance="0.003cm"/>
    <draw:stroke-dash draw:name="Dashed_20__28_var_29__20_163" draw:display-name="Dashed (var) 163" draw:style="rect" draw:dots1="1" draw:dots1-length="0.003cm" draw:dots2="1" draw:dots2-length="0.003cm" draw:distance="0.003cm"/>
    <draw:stroke-dash draw:name="Dashed_20__28_var_29__20_164" draw:display-name="Dashed (var) 164" draw:style="rect" draw:dots1="1" draw:dots1-length="0.003cm" draw:dots2="1" draw:dots2-length="0.003cm" draw:distance="0.003cm"/>
    <draw:stroke-dash draw:name="Dashed_20__28_var_29__20_165" draw:display-name="Dashed (var) 165" draw:style="rect" draw:dots1="1" draw:dots1-length="0.003cm" draw:dots2="1" draw:dots2-length="0.003cm" draw:distance="0.003cm"/>
    <draw:stroke-dash draw:name="Dashed_20__28_var_29__20_166" draw:display-name="Dashed (var) 166" draw:style="rect" draw:dots1="1" draw:dots1-length="0.003cm" draw:dots2="1" draw:dots2-length="0.003cm" draw:distance="0.003cm"/>
    <draw:stroke-dash draw:name="Dashed_20__28_var_29__20_167" draw:display-name="Dashed (var) 167" draw:style="rect" draw:dots1="1" draw:dots1-length="0.003cm" draw:dots2="1" draw:dots2-length="0.003cm" draw:distance="0.003cm"/>
    <draw:stroke-dash draw:name="Dashed_20__28_var_29__20_168" draw:display-name="Dashed (var) 168" draw:style="rect" draw:dots1="1" draw:dots1-length="0.003cm" draw:dots2="1" draw:dots2-length="0.003cm" draw:distance="0.003cm"/>
    <draw:stroke-dash draw:name="Dashed_20__28_var_29__20_169" draw:display-name="Dashed (var) 169" draw:style="rect" draw:dots1="1" draw:dots1-length="0.003cm" draw:dots2="1" draw:dots2-length="0.003cm" draw:distance="0.003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3cm" draw:dots2="1" draw:dots2-length="0.003cm" draw:distance="0.003cm"/>
    <draw:stroke-dash draw:name="Dashed_20__28_var_29__20_171" draw:display-name="Dashed (var) 171" draw:style="rect" draw:dots1="1" draw:dots1-length="0.003cm" draw:dots2="1" draw:dots2-length="0.003cm" draw:distance="0.003cm"/>
    <draw:stroke-dash draw:name="Dashed_20__28_var_29__20_172" draw:display-name="Dashed (var) 172" draw:style="rect" draw:dots1="1" draw:dots1-length="0.003cm" draw:dots2="1" draw:dots2-length="0.003cm" draw:distance="0.003cm"/>
    <draw:stroke-dash draw:name="Dashed_20__28_var_29__20_173" draw:display-name="Dashed (var) 173" draw:style="rect" draw:dots1="1" draw:dots1-length="0.003cm" draw:dots2="1" draw:dots2-length="0.003cm" draw:distance="0.003cm"/>
    <draw:stroke-dash draw:name="Dashed_20__28_var_29__20_174" draw:display-name="Dashed (var) 174" draw:style="rect" draw:dots1="1" draw:dots1-length="0.003cm" draw:dots2="1" draw:dots2-length="0.003cm" draw:distance="0.003cm"/>
    <draw:stroke-dash draw:name="Dashed_20__28_var_29__20_175" draw:display-name="Dashed (var) 175" draw:style="rect" draw:dots1="1" draw:dots1-length="0.003cm" draw:dots2="1" draw:dots2-length="0.003cm" draw:distance="0.003cm"/>
    <draw:stroke-dash draw:name="Dashed_20__28_var_29__20_176" draw:display-name="Dashed (var) 176" draw:style="rect" draw:dots1="1" draw:dots1-length="0.003cm" draw:dots2="1" draw:dots2-length="0.003cm" draw:distance="0.003cm"/>
    <draw:stroke-dash draw:name="Dashed_20__28_var_29__20_177" draw:display-name="Dashed (var) 177" draw:style="rect" draw:dots1="1" draw:dots1-length="0.003cm" draw:dots2="1" draw:dots2-length="0.003cm" draw:distance="0.003cm"/>
    <draw:stroke-dash draw:name="Dashed_20__28_var_29__20_178" draw:display-name="Dashed (var) 178" draw:style="rect" draw:dots1="1" draw:dots1-length="0.003cm" draw:dots2="1" draw:dots2-length="0.003cm" draw:distance="0.003cm"/>
    <draw:stroke-dash draw:name="Dashed_20__28_var_29__20_179" draw:display-name="Dashed (var) 179" draw:style="rect" draw:dots1="1" draw:dots1-length="0.003cm" draw:dots2="1" draw:dots2-length="0.003cm" draw:distance="0.003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03cm" draw:dots2="1" draw:dots2-length="0.003cm" draw:distance="0.003cm"/>
    <draw:stroke-dash draw:name="Dashed_20__28_var_29__20_181" draw:display-name="Dashed (var) 181" draw:style="rect" draw:dots1="1" draw:dots1-length="0.003cm" draw:dots2="1" draw:dots2-length="0.003cm" draw:distance="0.003cm"/>
    <draw:stroke-dash draw:name="Dashed_20__28_var_29__20_182" draw:display-name="Dashed (var) 182" draw:style="rect" draw:dots1="1" draw:dots1-length="0.003cm" draw:dots2="1" draw:dots2-length="0.003cm" draw:distance="0.003cm"/>
    <draw:stroke-dash draw:name="Dashed_20__28_var_29__20_183" draw:display-name="Dashed (var) 183" draw:style="rect" draw:dots1="1" draw:dots1-length="0.003cm" draw:dots2="1" draw:dots2-length="0.003cm" draw:distance="0.003cm"/>
    <draw:stroke-dash draw:name="Dashed_20__28_var_29__20_184" draw:display-name="Dashed (var) 184" draw:style="rect" draw:dots1="1" draw:dots1-length="0.003cm" draw:dots2="1" draw:dots2-length="0.003cm" draw:distance="0.003cm"/>
    <draw:stroke-dash draw:name="Dashed_20__28_var_29__20_185" draw:display-name="Dashed (var) 185" draw:style="rect" draw:dots1="1" draw:dots1-length="0.003cm" draw:dots2="1" draw:dots2-length="0.003cm" draw:distance="0.003cm"/>
    <draw:stroke-dash draw:name="Dashed_20__28_var_29__20_186" draw:display-name="Dashed (var) 186" draw:style="rect" draw:dots1="1" draw:dots1-length="0.003cm" draw:dots2="1" draw:dots2-length="0.003cm" draw:distance="0.003cm"/>
    <draw:stroke-dash draw:name="Dashed_20__28_var_29__20_187" draw:display-name="Dashed (var) 187" draw:style="rect" draw:dots1="1" draw:dots1-length="0.003cm" draw:dots2="1" draw:dots2-length="0.003cm" draw:distance="0.003cm"/>
    <draw:stroke-dash draw:name="Dashed_20__28_var_29__20_188" draw:display-name="Dashed (var) 188" draw:style="rect" draw:dots1="1" draw:dots1-length="0.003cm" draw:dots2="1" draw:dots2-length="0.003cm" draw:distance="0.003cm"/>
    <draw:stroke-dash draw:name="Dashed_20__28_var_29__20_189" draw:display-name="Dashed (var) 189" draw:style="rect" draw:dots1="1" draw:dots1-length="0.003cm" draw:dots2="1" draw:dots2-length="0.003cm" draw:distance="0.003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03cm" draw:dots2="1" draw:dots2-length="0.003cm" draw:distance="0.003cm"/>
    <draw:stroke-dash draw:name="Dashed_20__28_var_29__20_191" draw:display-name="Dashed (var) 191" draw:style="rect" draw:dots1="1" draw:dots1-length="0.003cm" draw:dots2="1" draw:dots2-length="0.003cm" draw:distance="0.003cm"/>
    <draw:stroke-dash draw:name="Dashed_20__28_var_29__20_192" draw:display-name="Dashed (var) 192" draw:style="rect" draw:dots1="1" draw:dots1-length="0.003cm" draw:dots2="1" draw:dots2-length="0.003cm" draw:distance="0.003cm"/>
    <draw:stroke-dash draw:name="Dashed_20__28_var_29__20_193" draw:display-name="Dashed (var) 193" draw:style="rect" draw:dots1="1" draw:dots1-length="0.003cm" draw:dots2="1" draw:dots2-length="0.003cm" draw:distance="0.003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99pt solid #000000" style:shadow="none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WW8Num6">
      <style:paragraph-properties fo:margin-left="0cm" fo:margin-right="0cm" fo:orphans="0" fo:widows="0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6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Exos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space-before="0.499cm"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Exercice I</dc:title>
    <meta:initial-creator>Fontanet</meta:initial-creator>
    <meta:creation-date>2006-04-06T23:12:00</meta:creation-date>
    <dc:date>2018-04-20T12:00:58.521000000</dc:date>
    <meta:print-date>2012-05-24T22:08:46.57</meta:print-date>
    <meta:editing-cycles>55</meta:editing-cycles>
    <meta:editing-duration>PT8H47M33S</meta:editing-duration>
    <meta:printed-by>Véronique et Thibaud FONTANET</meta:printed-by>
    <meta:document-statistic meta:table-count="0" meta:image-count="0" meta:object-count="0" meta:page-count="1" meta:paragraph-count="25" meta:word-count="479" meta:character-count="2637" meta:non-whitespace-character-count="2204"/>
    <meta:user-defined meta:name="Info 1"/>
    <meta:user-defined meta:name="Info 2"/>
    <meta:user-defined meta:name="Info 3"/>
    <meta:user-defined meta:name="Info 4"/>
  </office:meta>
</office:document-meta>
</file>